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2585CC07CD60F1C4154.png" manifest:media-type="image/png"/>
  <manifest:file-entry manifest:full-path="Pictures/10000000000003F90000022629450CF36F4EB1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842f3" officeooo:paragraph-rsid="001842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нхронизация</text:p>
      <text:p text:style-name="P1"/>
      <text:p text:style-name="P1"><draw:frame draw:style-name="fr1" draw:name="Изображение1" text:anchor-type="paragraph" svg:width="17cm" svg:height="12cm" draw:z-index="0"><draw:image xlink:href="Pictures/1000000000000352000002585CC07CD60F1C4154.png" xlink:type="simple" xlink:show="embed" xlink:actuate="onLoad"/></draw:frame></text:p>
      <text:p text:style-name="P1"/>
      <text:p text:style-name="P1"/>
      <text:p text:style-name="P1"><draw:frame draw:style-name="fr1" draw:name="Изображение2" text:anchor-type="paragraph" svg:width="17cm" svg:height="9.193cm" draw:z-index="1"><draw:image xlink:href="Pictures/10000000000003F90000022629450CF36F4EB1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3</meta:editing-cycles>
    <meta:generator>LibreOffice/5.2.3.3$Windows_x86 LibreOffice_project/d54a8868f08a7b39642414cf2c8ef2f228f780cf</meta:generator>
    <dc:date>2017-01-02T17:42:28.833000000</dc:date>
    <meta:document-statistic meta:table-count="0" meta:image-count="2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